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4000005A25DA4B8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8.7102in" draw:z-index="0"><draw:image xlink:href="Pictures/1000000100000454000005A25DA4B8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8:45:28.839420050</meta:creation-date>
    <dc:date>2025-02-11T08:47:10.676952295</dc:date>
    <meta:editing-duration>PT1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